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6mm" svg:height="55.37mm" svg:x="46.1mm" svg:y="35.65mm">
            <loext:p draw:notify-on-update-of-ranges="Sheet1.A4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3.78mm" svg:y="1mm">
            <loext:p draw:notify-on-update-of-ranges="Sheet1.A2:Sheet1.A4 Sheet1.B1:Sheet1.B1 Sheet1.B2:Sheet1.B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7mm" svg:x="117.87mm" svg:y="104.57mm">
            <loext:p draw:notify-on-update-of-ranges="Sheet1.A24:Sheet1.B24 Sheet1.A25:Sheet1.B30 Sheet1.C24:Sheet1.C24 Sheet1.C25:Sheet1.C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Logloss Sc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 Set</text:p>
          </table:table-cell>
          <table:table-cell table:style-name="ce1" office:value-type="float" office:value="0.502" calcext:value-type="float">
            <text:p>0,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 Set</text:p>
          </table:table-cell>
          <table:table-cell table:style-name="ce1" office:value-type="float" office:value="0.528" calcext:value-type="float">
            <text:p>0,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erboard Test</text:p>
          </table:table-cell>
          <table:table-cell table:style-name="ce1" office:value-type="float" office:value="1.91" calcext:value-type="float">
            <text:p>1,91</text:p>
          </table:table-cell>
          <table:table-cell table:number-columns-repeated="4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gloss 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 Splitting</text:p>
          </table:table-cell>
          <table:table-cell office:value-type="string" calcext:value-type="string">
            <text:p>Validation</text:p>
          </table:table-cell>
          <table:table-cell table:style-name="ce1" office:value-type="float" office:value="0.742" calcext:value-type="float">
            <text:p>0,7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lic leaderboard</text:p>
          </table:table-cell>
          <table:table-cell table:style-name="ce1" office:value-type="float" office:value="1.238" calcext:value-type="float">
            <text:p>1,238</text:p>
          </table:table-cell>
          <table:table-cell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rivate leaderboard</text:p>
          </table:table-cell>
          <table:table-cell table:style-name="ce2" office:value-type="float" office:value="1.869" calcext:value-type="float">
            <text:p>1,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t aware splitting</text:p>
          </table:table-cell>
          <table:table-cell office:value-type="string" calcext:value-type="string">
            <text:p>Validation</text:p>
          </table:table-cell>
          <table:table-cell table:style-name="ce1" office:value-type="float" office:value="1.829" calcext:value-type="float">
            <text:p>1,8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lic leaderboard</text:p>
          </table:table-cell>
          <table:table-cell office:value-type="float" office:value="1.87" calcext:value-type="float">
            <text:p>1,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vate leaderboard</text:p>
          </table:table-cell>
          <table:table-cell office:value-type="float" office:value="1.37" calcext:value-type="float">
            <text:p>1,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5:46:10.0887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2:12:00.935125000</meta:creation-date>
    <dc:date>2017-04-20T15:28:26.118327000</dc:date>
    <meta:editing-duration>P2DT2H29M41S</meta:editing-duration>
    <meta:editing-cycles>3</meta:editing-cycles>
    <meta:generator>LibreOffice/5.1.6.2$MacOSX_X86_64 LibreOffice_project/07ac168c60a517dba0f0d7bc7540f5afa45f0909</meta:generator>
    <meta:document-statistic meta:table-count="1" meta:cell-count="22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5.538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Sheet1.A4:Sheet1.B4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A4:Sheet1.B4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Lato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619cm" svg:y="8.221cm" style:legend-expansion="wide" chart:style-name="ch2"/>
        <chart:plot-area chart:style-name="ch3" table:cell-range-address="Sheet1.A1:Sheet1.B4" chart:data-source-has-labels="both" svg:x="1.354cm" svg:y="0.18cm" svg:width="14.326cm" svg:height="7.861cm">
          <chartooo:coordinate-region svg:x="2.067cm" svg:y="0.389cm" svg:width="13.613cm" svg:height="6.986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5.091cm" chart:style-name="ch6">
              <text:p>Logloss score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loss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ing Set</text:p>
                <draw:g>
                  <svg:desc>Sheet1.A2:Sheet1.A4</svg:desc>
                </draw:g>
              </table:table-cell>
              <table:table-cell office:value-type="float" office:value="0.502">
                <text:p>0.502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Validation Set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Leaderboard Test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8cm" xlink:href=".." xlink:type="simple" chart:class="chart:bar" chart:style-name="ch1">
        <chart:legend chart:legend-position="end" svg:x="13.028cm" svg:y="4.207cm" style:legend-expansion="high" chart:style-name="ch2"/>
        <chart:plot-area chart:style-name="ch3" table:cell-range-address="Sheet1.A24:Sheet1.C30" chart:data-source-has-labels="both" svg:x="0.32cm" svg:y="0.18cm" svg:width="12.388cm" svg:height="8.648cm">
          <chartooo:coordinate-region svg:x="1.056cm" svg:y="0.18cm" svg:width="11.652cm" svg:height="2.882cm"/>
          <chart:axis chart:dimension="x" chart:name="primary-x" chart:style-name="ch4" chartooo:axis-type="auto">
            <chartooo:date-scale/>
            <chart:categories table:cell-range-address="Sheet1.A25:Sheet1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5:Sheet1.C30" chart:label-cell-address="Sheet1.C24:Sheet1.C2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loss Score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 Splitting Validation</text:p>
                <text:list>
                  <text:list-item>
                    <text:p>Random Splitting</text:p>
                  </text:list-item>
                  <text:list-item>
                    <text:p>Validation</text:p>
                  </text:list-item>
                </text:list>
                <draw:g>
                  <svg:desc>Sheet1.A25:Sheet1.B30</svg:desc>
                </draw:g>
              </table:table-cell>
              <table:table-cell office:value-type="float" office:value="0.742">
                <text:p>0.742</text:p>
                <draw:g>
                  <svg:desc>Sheet1.C25:Sheet1.C30</svg:desc>
                </draw:g>
              </table:table-cell>
            </table:table-row>
            <table:table-row>
              <table:table-cell office:value-type="string">
                <text:p>Random Splitting Public leaderboard</text:p>
                <text:list>
                  <text:list-item>
                    <text:p/>
                  </text:list-item>
                  <text:list-item>
                    <text:p>Public leaderboard</text:p>
                  </text:list-item>
                </text:list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Random Splitting Private leaderboard</text:p>
                <text:list>
                  <text:list-item>
                    <text:p/>
                  </text:list-item>
                  <text:list-item>
                    <text:p>Private leaderboard</text:p>
                  </text:list-item>
                </text:list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Boat aware splitting Validation</text:p>
                <text:list>
                  <text:list-item>
                    <text:p>Boat aware splitting</text:p>
                  </text:list-item>
                  <text:list-item>
                    <text:p>Validation</text:p>
                  </text:list-item>
                </text:list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>Boat aware splitting Public leaderboard</text:p>
                <text:list>
                  <text:list-item>
                    <text:p/>
                  </text:list-item>
                  <text:list-item>
                    <text:p>Public leaderboard</text:p>
                  </text:list-item>
                </text:list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Boat aware splitting Private leaderboard</text:p>
                <text:list>
                  <text:list-item>
                    <text:p/>
                  </text:list-item>
                  <text:list-item>
                    <text:p>Private leaderboard</text:p>
                  </text:list-item>
                </text:list>
              </table:table-cell>
              <table:table-cell office:value-type="float" office:value="1.37">
                <text:p>1.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